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 office:value-type="string">
            <text:p>euro</text:p>
          </table:table-cell>
          <table:table-cell office:value-type="string">
            <text:p>USD</text:p>
          </table:table-cell>
          <table:table-cell office:value-type="string">
            <text:p>CHF</text:p>
          </table:table-cell>
          <table:table-cell office:value-type="string">
            <text:p>GBP</text:p>
          </table:table-cell>
          <table:table-cell office:value-type="string">
            <text:p>JPY</text:p>
          </table:table-cell>
          <table:table-cell office:value-type="string">
            <text:p>CAD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formula="of:=1.5897*[.A3]" office:value-type="float" office:value="1.5897">
            <text:p>1.5897</text:p>
          </table:table-cell>
          <table:table-cell table:formula="of:=1.6135*[.A3]" office:value-type="float" office:value="1.6135">
            <text:p>1.6135</text:p>
          </table:table-cell>
          <table:table-cell table:formula="of:=0.8031*[.A3]" office:value-type="float" office:value="0.8031">
            <text:p>0.8031</text:p>
          </table:table-cell>
          <table:table-cell table:formula="of:=103.51*[.B3]*[.A3]" office:value-type="float" office:value="164.549847">
            <text:p>164.549847</text:p>
          </table:table-cell>
          <table:table-cell table:formula="of:=2.0147*[.D3]*[.A3]" office:value-type="float" office:value="1.61800557">
            <text:p>1.61800557</text:p>
          </table:table-cell>
        </table:table-row>
        <table:table-row table:style-name="ro3">
          <table:table-cell table:formula="of:=[.A3]/[.B3]*[.B4]" office:value-type="float" office:value="0.629049506196138">
            <text:p>0.6290495062</text:p>
          </table:table-cell>
          <table:table-cell table:style-name="ce1" office:value-type="float" office:value="1">
            <text:p>1</text:p>
          </table:table-cell>
          <table:table-cell table:formula="of:=[.C3]/[.B3]*[.B4]" office:value-type="float" office:value="1.01497137824747">
            <text:p>1.0149713782</text:p>
          </table:table-cell>
          <table:table-cell table:formula="of:=[.D3]/[.B3]*[.B4]" office:value-type="float" office:value="0.505189658426118">
            <text:p>0.5051896584</text:p>
          </table:table-cell>
          <table:table-cell table:formula="of:=[.E3]/[.B3]*[.B4]" office:value-type="float" office:value="103.51">
            <text:p>103.51</text:p>
          </table:table-cell>
          <table:table-cell table:formula="of:=[.F3]/[.B3]*[.B4]" office:value-type="float" office:value="1.0178056048311">
            <text:p>1.0178056048</text:p>
          </table:table-cell>
        </table:table-row>
        <table:table-row table:style-name="ro3">
          <table:table-cell table:formula="of:=[.A3]/[.C3]*[.C5]" office:value-type="float" office:value="0.619770684846607">
            <text:p>0.6197706848</text:p>
          </table:table-cell>
          <table:table-cell table:formula="of:=[.B3]/[.C3]*[.C5]" office:value-type="float" office:value="0.985249457700651">
            <text:p>0.9852494577</text:p>
          </table:table-cell>
          <table:table-cell table:style-name="ce1" office:value-type="float" office:value="1">
            <text:p>1</text:p>
          </table:table-cell>
          <table:table-cell table:style-name="ce2" table:formula="of:=[.D3]/[.C3]*[.C5]" office:value-type="float" office:value="0.49773783700031">
            <text:p>0.497737837</text:p>
          </table:table-cell>
          <table:table-cell table:formula="of:=[.E3]/[.C3]*[.C5]" office:value-type="float" office:value="101.983171366594">
            <text:p>101.9831713666</text:p>
          </table:table-cell>
          <table:table-cell table:formula="of:=[.F3]/[.C3]*[.C5]" office:value-type="float" office:value="1.00279242020452">
            <text:p>1.0027924202</text:p>
          </table:table-cell>
        </table:table-row>
        <table:table-row table:style-name="ro3">
          <table:table-cell table:formula="of:=[.A3]/[.D3]*[.D6]" office:value-type="float" office:value="1.24517494708006">
            <text:p>1.2451749471</text:p>
          </table:table-cell>
          <table:table-cell table:formula="of:=[.B3]/[.D3]*[.D6]" office:value-type="float" office:value="1.97945461337318">
            <text:p>1.9794546134</text:p>
          </table:table-cell>
          <table:table-cell table:formula="of:=[.C3]/[.D3]*[.D6]" office:value-type="float" office:value="2.00908977711368">
            <text:p>2.0090897771</text:p>
          </table:table-cell>
          <table:table-cell table:style-name="ce1" office:value-type="float" office:value="1">
            <text:p>1</text:p>
          </table:table-cell>
          <table:table-cell table:formula="of:=[.E3]/[.D3]*[.D6]" office:value-type="float" office:value="204.893347030258">
            <text:p>204.8933470303</text:p>
          </table:table-cell>
          <table:table-cell table:formula="of:=[.F3]/[.D3]*[.D6]" office:value-type="float" office:value="2.0147">
            <text:p>2.0147</text:p>
          </table:table-cell>
        </table:table-row>
        <table:table-row table:style-name="ro3">
          <table:table-cell table:formula="of:=[.A3]/[.$E$3]*[.$E$7]" office:value-type="float" office:value="0.00607718583901205">
            <text:p>0.0060771858</text:p>
          </table:table-cell>
          <table:table-cell table:formula="of:=[.B3]/[.$E$3]*[.$E$7]" office:value-type="float" office:value="0.00966090232827746">
            <text:p>0.0096609023</text:p>
          </table:table-cell>
          <table:table-cell table:formula="of:=[.C3]/[.$E$3]*[.$E$7]" office:value-type="float" office:value="0.00980553935124595">
            <text:p>0.0098055394</text:p>
          </table:table-cell>
          <table:table-cell table:formula="of:=[.D3]/[.$E$3]*[.$E$7]" office:value-type="float" office:value="0.00488058794731058">
            <text:p>0.0048805879</text:p>
          </table:table-cell>
          <table:table-cell table:style-name="ce1" office:value-type="float" office:value="1">
            <text:p>1</text:p>
          </table:table-cell>
          <table:table-cell table:formula="of:=[.F3]/[.$E$3]*[.$E$7]" office:value-type="float" office:value="0.00983292053744662">
            <text:p>0.0098329205</text:p>
          </table:table-cell>
        </table:table-row>
        <table:table-row table:style-name="ro3">
          <table:table-cell table:formula="of:=[.A3]/[.$F$3]*[.$F$8]" office:value-type="float" office:value="61.8044843937095">
            <text:p>61.8044843937</text:p>
          </table:table-cell>
          <table:table-cell table:formula="of:=[.B3]/[.$F$3]*[.$F$8]" office:value-type="float" office:value="98.25058884068">
            <text:p>98.2505888407</text:p>
          </table:table-cell>
          <table:table-cell table:formula="of:=[.C3]/[.$F$3]*[.$F$8]" office:value-type="float" office:value="99.7215355692502">
            <text:p>99.7215355693</text:p>
          </table:table-cell>
          <table:table-cell table:formula="of:=[.D3]/[.$F$3]*[.$F$8]" office:value-type="float" office:value="49.6351814165881">
            <text:p>49.6351814166</text:p>
          </table:table-cell>
          <table:table-cell table:formula="of:=[.E3]/[.$F$3]*[.$F$8]" office:value-type="float" office:value="10169.9184508988">
            <text:p>10169.9184508988</text:p>
          </table:table-cell>
          <table:table-cell table:style-name="ce1" office:value-type="float" office:value="100">
            <text:p>100</text:p>
          </table:table-cell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wn Haigh</meta:initial-creator>
    <meta:creation-date>2015-03-08T08:38:09</meta:creation-date>
    <dc:date>2015-03-08T09:04:06</dc:date>
    <dc:creator>Shawn Haigh</dc:creator>
    <meta:editing-duration>PT10M37S</meta:editing-duration>
    <meta:editing-cycles>1</meta:editing-cycles>
    <meta:document-statistic meta:table-count="3" meta:cell-count="42" meta:object-count="0"/>
    <meta:generator>LibreOffice/3.5$Linux_X86_64 LibreOffice_project/350m1$Build-2</meta:generator>
  </office:meta>
</office:document-meta>
</file>